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15.82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style:font-name="Liberation Mono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78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19"/>
        <table:table-column table:style-name="co7" table:default-cell-style-name="ce25"/>
        <table:table-column table:style-name="co8" table:number-columns-repeated="1016" table:default-cell-style-name="ce28"/>
        <table:table-row table:style-name="ro1">
          <table:table-cell table:style-name="ce1" office:value-type="string" calcext:value-type="string">
            <text:p>Sheet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Reference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6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6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6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6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7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7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7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21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4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100pcs 25V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B018D0102J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B018D0222K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6.3V 30pcs</text:p>
          </table:table-cell>
          <table:table-cell table:number-columns-repeated="1016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7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3" office:value-type="string" calcext:value-type="string">
            <text:p>Location</text:p>
          </table:table-cell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P/N</text:p>
          </table:table-cell>
          <table:table-cell table:style-name="ce16" office:value-type="string" calcext:value-type="string">
            <text:p>Qty</text:p>
          </table:table-cell>
          <table:table-cell table:style-name="ce13" office:value-type="string" calcext:value-type="string">
            <text:p>Package</text:p>
          </table:table-cell>
          <table:table-cell table:style-name="ce16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4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4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4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28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28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C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0I/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/>
          <table:table-cell office:value-type="string" calcext:value-type="string">
            <text:p><text:a xlink:href="../MCP1810_LDO_6Vin_3V3ou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21" office:value-type="string" calcext:value-type="string">
            <text:p>MAX6954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4" office:value-type="string" calcext:value-type="string">
            <text:p>D431000ACZ-70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24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/>
          <table:table-cell office:value-type="string" calcext:value-type="string">
            <text:p><text:a xlink:href="../MCP9808_temp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/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Atmega12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Atmega6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2"/>
          <table:table-cell office:value-type="string" calcext:value-type="string">
            <text:p><text:a xlink:href="../ATmega4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office:value-type="string" calcext:value-type="string">
            <text:p>MCP9600</text:p>
          </table:table-cell>
          <table:table-cell office:value-type="string" calcext:value-type="string">
            <text:p><text:a xlink:href="../MCP9600_thermocoupl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office:value-type="string" calcext:value-type="string">
            <text:p><text:a xlink:href="../MCP9801_i2c_temperat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ce23" office:value-type="string" calcext:value-type="string">
            <text:p>CPT112S</text:p>
          </table:table-cell>
          <table:table-cell office:value-type="string" calcext:value-type="string">
            <text:p><text:a xlink:href="../CPT112S_touch_i2c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A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office:value-type="string" calcext:value-type="string">
            <text:p>2238 5NF5</text:p>
          </table:table-cell>
          <table:table-cell office:value-type="string" calcext:value-type="string">
            <text:p><text:a xlink:href="../TTP223_capacitive_touc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office:value-type="string" calcext:value-type="string">
            <text:p>B22R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office:value-type="string" calcext:value-type="string">
            <text:p><text:a xlink:href="../MPL3115A2_i2c_press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4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4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/>
          <table:table-cell office:value-type="string" calcext:value-type="string">
            <text:p><text:a xlink:href="../A3144_digital_hall_effect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3BC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</text:p>
          </table:table-cell>
          <table:table-cell office:value-type="string" calcext:value-type="string">
            <text:p>343B#2509742</text:p>
          </table:table-cell>
          <table:table-cell office:value-type="string" calcext:value-type="string">
            <text:p><text:a xlink:href="../ADXL343_I2C_accelerome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5BC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 (better specs)</text:p>
          </table:table-cell>
          <table:table-cell office:value-type="string" calcext:value-type="string">
            <text:p>345B#2528908</text:p>
          </table:table-cell>
          <table:table-cell office:value-type="string" calcext:value-type="string">
            <text:p><text:a xlink:href="../ADXL345_I2C_accelerometer.pdf" xlink:type="simple">Datasheet</text:a>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number-columns-repeated="6"/>
          <table:table-cell table:style-name="ce35"/>
          <table:table-cell table:number-columns-repeated="1017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6" table:display-filter-buttons="true">
          <table:filter>
            <table:filter-and>
              <table:filter-condition table:value="LDO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/>
    </number:number-style>
    <number:number-style style:name="N169">
      <number:number number:decimal-places="11" number:min-decimal-places="11" number:min-integer-digits="1"/>
    </number:number-style>
    <number:number-style style:name="N170">
      <number:number number:decimal-places="10" number:min-decimal-places="10" number:min-integer-digits="1"/>
    </number:number-style>
    <number:number-style style:name="N171">
      <number:number number:decimal-places="9" number:min-decimal-places="9" number:min-integer-digits="1"/>
    </number:number-style>
    <number:number-style style:name="N172">
      <number:number number:decimal-places="8" number:min-decimal-places="8" number:min-integer-digits="1"/>
    </number:number-style>
    <number:number-style style:name="N173">
      <number:number number:decimal-places="7" number:min-decimal-places="7" number:min-integer-digits="1"/>
    </number:number-style>
    <number:number-style style:name="N174">
      <number:number number:decimal-places="6" number:min-decimal-places="6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4" number:min-decimal-places="4" number:min-integer-digits="1"/>
    </number:number-style>
    <number:number-style style:name="N177">
      <number:number number:decimal-places="3" number:min-decimal-places="3" number:min-integer-digits="1"/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9:11:09.754972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4-08-15T19:21:36.815910564</dc:date>
    <meta:generator>LibreOffice/24.2.2.2$Linux_X86_64 LibreOffice_project/420$Build-2</meta:generator>
    <meta:editing-duration>P2DT22H20M2S</meta:editing-duration>
    <meta:editing-cycles>296</meta:editing-cycles>
    <meta:document-statistic meta:table-count="2" meta:cell-count="30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